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0b93e" officeooo:paragraph-rsid="0000b93e"/>
    </style:style>
    <style:style style:name="P2" style:family="paragraph" style:parent-style-name="Standard">
      <style:paragraph-properties fo:text-align="start" style:justify-single-word="false"/>
      <style:text-properties officeooo:rsid="0000b93e" officeooo:paragraph-rsid="0000b93e"/>
    </style:style>
    <style:style style:name="P3" style:family="paragraph" style:parent-style-name="Standard">
      <style:paragraph-properties fo:text-align="start" style:justify-single-word="false"/>
      <style:text-properties officeooo:rsid="0001e788" officeooo:paragraph-rsid="0001e788"/>
    </style:style>
    <style:style style:name="P4" style:family="paragraph" style:parent-style-name="Standard">
      <style:paragraph-properties fo:text-align="start" style:justify-single-word="false"/>
      <style:text-properties officeooo:rsid="000383b4" officeooo:paragraph-rsid="000383b4"/>
    </style:style>
    <style:style style:name="P5" style:family="paragraph" style:parent-style-name="Standard">
      <style:paragraph-properties fo:text-align="start" style:justify-single-word="false"/>
      <style:text-properties officeooo:rsid="00058097" officeooo:paragraph-rsid="00058097"/>
    </style:style>
    <style:style style:name="P6" style:family="paragraph" style:parent-style-name="Standard">
      <style:paragraph-properties fo:text-align="start" style:justify-single-word="false"/>
      <style:text-properties officeooo:rsid="00073005" officeooo:paragraph-rsid="00073005"/>
    </style:style>
    <style:style style:name="P7" style:family="paragraph" style:parent-style-name="Standard">
      <style:paragraph-properties fo:text-align="start" style:justify-single-word="false"/>
      <style:text-properties officeooo:rsid="000865bb" officeooo:paragraph-rsid="000865bb"/>
    </style:style>
    <style:style style:name="P8" style:family="paragraph" style:parent-style-name="Standard">
      <style:paragraph-properties fo:text-align="start" style:justify-single-word="false"/>
      <style:text-properties officeooo:rsid="000896ed" officeooo:paragraph-rsid="000896ed"/>
    </style:style>
    <style:style style:name="P9" style:family="paragraph" style:parent-style-name="Standard">
      <style:paragraph-properties fo:text-align="start" style:justify-single-word="false"/>
      <style:text-properties officeooo:rsid="000896ed" officeooo:paragraph-rsid="000b1708"/>
    </style:style>
    <style:style style:name="P10" style:family="paragraph" style:parent-style-name="Standard">
      <style:paragraph-properties fo:text-align="start" style:justify-single-word="false"/>
      <style:text-properties officeooo:rsid="000b1708" officeooo:paragraph-rsid="000b1708"/>
    </style:style>
    <style:style style:name="P11" style:family="paragraph" style:parent-style-name="Standard">
      <style:paragraph-properties fo:text-align="start" style:justify-single-word="false"/>
      <style:text-properties officeooo:rsid="000d08b7" officeooo:paragraph-rsid="000d08b7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0896ed" officeooo:paragraph-rsid="000896ed"/>
    </style:style>
    <style:style style:name="T1" style:family="text">
      <style:text-properties officeooo:rsid="000383b4"/>
    </style:style>
    <style:style style:name="T2" style:family="text">
      <style:text-properties officeooo:rsid="00058097"/>
    </style:style>
    <style:style style:name="T3" style:family="text">
      <style:text-properties officeooo:rsid="000896ed"/>
    </style:style>
    <style:style style:name="T4" style:family="text">
      <style:text-properties officeooo:rsid="000b1708"/>
    </style:style>
    <style:style style:name="T5" style:family="text">
      <style:text-properties officeooo:rsid="000d08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vis Robinson</text:p>
      <text:p text:style-name="P1">CS325</text:p>
      <text:p text:style-name="P1">Homework 4</text:p>
      <text:p text:style-name="P2">1)</text:p>
      <text:p text:style-name="P2">a. False; it may not be efficient, but a possible algorithm would be to check every potential route</text:p>
      <text:p text:style-name="P2">b. True; because P != NP, there are no polynomial algorithms that can solve it, so there are no efficient algorithms</text:p>
      <text:p text:style-name="P2">c. Because we assume that P != NP, there are no polynomial time algorithms, so there is no efficient way of solving</text:p>
      <text:p text:style-name="P2">d. True, since P!=NP, and TSP is NP, then TSP is not in P</text:p>
      <text:p text:style-name="P2">e. False, P!= NP, and since TSP is in NP, and not P, there are no poly time algorithms for it</text:p>
      <text:p text:style-name="P2">f. False, there are no poly-time algorithms, but that doesn't mean that they all run in exponential time; there's also n! time, etc</text:p>
      <text:p text:style-name="P2"/>
      <text:p text:style-name="P2">2)</text:p>
      <text:p text:style-name="P3">a. <text:span text:style-name="T1">False; we could infer that Y is NP hard, but not NP complete</text:span></text:p>
      <text:p text:style-name="P4">b. <text:span text:style-name="T2">False</text:span>; if X is no harder than Y, then Y must be at least as hard as X, so if X is NPC, then <text:span text:style-name="T2">Y is NP hard</text:span></text:p>
      <text:p text:style-name="P5">c. False</text:p>
      <text:p text:style-name="P5">d. True; if X is NP complete, Y is NP hard. If Y is also NP hard, the it's at the overlap, so by definition is NP complete</text:p>
      <text:p text:style-name="P5">e. False; if X is NP complete, Y is NP complete as long as it is in NP</text:p>
      <text:p text:style-name="P5">f. False; X is no harder than Y, but that doesn't mean Y isn't harder than X. Y could be NP</text:p>
      <text:p text:style-name="P5">g. True; X is no harder than Y, since Y is in P, X must be at least as easy, so it's in P</text:p>
      <text:p text:style-name="P5"/>
      <text:p text:style-name="P6">3)</text:p>
      <text:p text:style-name="P6">We know that HAM-Cycle can be used to solve for Ham-Path, because if there's a hamiltonian cycle, there must also be a path. This means that Ham-Path reduces to Ham-Cycle, which makes Ham-Path NP-hard because Ham-Cycle is NP-complete. We also know that Ham-Path is in NP because it can be verified in polynomial time by following the certificate. Since Ham-path is both NP-hard and in NP, we know that it is NP-complete</text:p>
      <text:p text:style-name="P6"/>
      <text:p text:style-name="P6">4)</text:p>
      <text:p text:style-name="P7">Long-path, since it finds a simple path (a path that uses each vertex once) would be a reduction of Ham-path. We know from question 3 that ham-path is NP-complete. This makes long-path NP-hard. It would be easy to verify the result returned by long path by simply following the certificate and verifying that each vertex is used once; this makes it poly-time, so it's an NP problem, making long-path NP-complete</text:p>
      <text:p text:style-name="P7"/>
      <text:p text:style-name="P8"/>
      <text:p text:style-name="P12">5)</text:p>
      <text:p text:style-name="P8">a. Graph-color-recur(country,color)</text:p>
      <text:p text:style-name="P8">{</text:p>
      <text:p text:style-name="P8"><text:tab/>if(this.color != color)</text:p>
      <text:p text:style-name="P8"><text:tab/>{</text:p>
      <text:p text:style-name="P8"><text:tab/><text:tab/>return false</text:p>
      <text:p text:style-name="P8"><text:tab/>}</text:p>
      <text:p text:style-name="P8"><text:tab/>else if (color == blue)</text:p>
      <text:p text:style-name="P8"><text:tab/>{</text:p>
      <text:p text:style-name="P8"><text:tab/><text:tab/>this.color == red</text:p>
      <text:p text:style-name="P8"><text:tab/>}</text:p>
      <text:p text:style-name="P8"><text:tab/>else</text:p>
      <text:p text:style-name="P8"><text:tab/>{</text:p>
      <text:p text:style-name="P8"><text:tab/><text:tab/>this.color == blue</text:p>
      <text:p text:style-name="P8"><text:tab/>}</text:p>
      <text:p text:style-name="P8"><text:tab/>for (i=0;i&lt;#_of_neighbors)</text:p>
      <text:p text:style-name="P8"><text:tab/>{</text:p>
      <text:p text:style-name="P8"><text:tab/><text:tab/>if(graph-color-recur(neighbor[i],this.color)==false)</text:p>
      <text:p text:style-name="P8"><text:tab/><text:tab/>{</text:p>
      <text:p text:style-name="P8"><text:tab/><text:tab/><text:tab/>return false</text:p>
      <text:p text:style-name="P8"><text:tab/><text:tab/>}</text:p>
      <text:p text:style-name="P8"><text:tab/>}</text:p>
      <text:p text:style-name="P8"><text:tab/>return true</text:p>
      <text:p text:style-name="P8">}</text:p>
      <text:p text:style-name="P8"/>
      <text:p text:style-name="P9">b.</text:p>
      <text:p text:style-name="P10">K-COLOR is no harder than the algorithm from part a; they both go through the graph painting the vertices; the difference is one of these is to return a true or false value if there is a valid coloring, and the other is to actually color them. This means that K-COLOR is no harder than <text:s/><text:span text:style-name="T3">Graph-color-recur, </text:span>and <text:s/><text:span text:style-name="T3">Graph-color-recur </text:span>is no harder than K-COLOR. Therefore one both not harder and not easier than the other, so they must be equal in difficutlty. This means that if one is in P, they're both in P.</text:p>
      <text:p text:style-name="P9"><text:span text:style-name="T4">K-COLOR(country,color)</text:span></text:p>
      <text:p text:style-name="P9">{</text:p>
      <text:p text:style-name="P9"><text:tab/>if(this.color != color)</text:p>
      <text:p text:style-name="P9"><text:tab/>{</text:p>
      <text:p text:style-name="P9"><text:tab/><text:tab/>return false</text:p>
      <text:p text:style-name="P9"><text:tab/>}</text:p>
      <text:p text:style-name="P9"><text:tab/>else if (color == blue)</text:p>
      <text:p text:style-name="P9"><text:tab/>{</text:p>
      <text:p text:style-name="P9"><text:tab/><text:tab/>this.color == red</text:p>
      <text:p text:style-name="P9"><text:tab/>}</text:p>
      <text:p text:style-name="P9"><text:tab/>else</text:p>
      <text:p text:style-name="P9"><text:tab/>{</text:p>
      <text:p text:style-name="P9"><text:tab/><text:tab/>this.color == blue</text:p>
      <text:p text:style-name="P9"><text:tab/>}</text:p>
      <text:p text:style-name="P9"><text:tab/>for (i=0;i&lt;#_of_neighbors)</text:p>
      <text:p text:style-name="P9"><text:tab/>{</text:p>
      <text:p text:style-name="P9"><text:tab/><text:tab/>if(graph-color-recur(neighbor[i],this.color)==false)</text:p>
      <text:p text:style-name="P9"><text:tab/><text:tab/>{</text:p>
      <text:p text:style-name="P9"><text:soft-page-break/><text:tab/><text:tab/><text:tab/>return false</text:p>
      <text:p text:style-name="P9"><text:tab/><text:tab/>}</text:p>
      <text:p text:style-name="P9"><text:tab/>}</text:p>
      <text:p text:style-name="P9"><text:tab/>return true</text:p>
      <text:p text:style-name="P9">}</text:p>
      <text:p text:style-name="P9"/>
      <text:p text:style-name="P10">c.</text:p>
      <text:p text:style-name="P10">Because K-COLOR is in P, it by definition is also in NP; this is because it can be solved in P time, so to verify that a certificate is correct, it simply needs to be solved again. <text:span text:style-name="T5">Therefore is in NP</text:span></text:p>
      <text:p text:style-name="P10"/>
      <text:p text:style-name="P11">d. Because 3-COLOR is NP-complete, 4-COLOR is NP hard because 4-COLOR is a derivative of 3-COLOR. To then show that 4-COLOR is also NP complete, we need to show that it is also in NP, or that it can be solved in poly-time. This can be done by going through the certificate and confirming that no two neighboring vertices are the same color, which is a poly-time algorithm (each vertex needs to only be gone through once to confirm this, making it linear which is poly-time with exponent of 1). Therefore 4-COLOR is in NP, and because it's also NP hard, it's NP-Comple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13:15:55.058000000</meta:creation-date>
    <dc:date>2015-11-19T21:50:45.627000000</dc:date>
    <meta:editing-duration>PT5M21S</meta:editing-duration>
    <meta:editing-cycles>1</meta:editing-cycles>
    <meta:document-statistic meta:table-count="0" meta:image-count="0" meta:object-count="0" meta:page-count="3" meta:paragraph-count="74" meta:word-count="721" meta:character-count="3841" meta:non-whitespace-character-count="3136"/>
    <meta:generator>LibreOffice/5.0.0.5$Windows_x86 LibreOffice_project/1b1a90865e348b492231e1c451437d7a15bb262b</meta:generator>
  </office:meta>
</office:document-meta>
</file>